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1024758028022148524"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2808729458288874527"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7067344080329027425"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1"/>
      <text:p text:style-name="P1">In the last week: 22.25 miles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1"><text:span text:style-name="T12"><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28T18:30:57.69</dc:date>
    <dc:creator>James  Lombardi</dc:creator>
    <meta:editing-duration>P1DT15H33M4S</meta:editing-duration>
    <meta:editing-cycles>206</meta:editing-cycles>
    <meta:generator>OpenOffice/4.1.2$Win32 OpenOffice.org_project/412m3$Build-9782</meta:generator>
    <meta:document-statistic meta:table-count="0" meta:image-count="0" meta:object-count="0" meta:page-count="34" meta:paragraph-count="863" meta:word-count="9269" meta:character-count="46067"/>
  </office:meta>
</office:document-meta>
</file>